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113.968cm" fo:wrap-option="wrap"/>
    </style:style>
    <style:style style:name="gr4" style:family="graphic" style:parent-style-name="standard">
      <style:graphic-properties draw:fill="solid" draw:fill-color="#ffcc99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35cm" fo:min-width="113.968cm" fo:wrap-option="wrap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35cm" fo:min-width="113.968cm" fo:wrap-option="wrap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35cm" fo:min-width="113.968cm" fo:wrap-option="wrap"/>
    </style:style>
    <style:style style:name="pr1" style:family="presentation" style:parent-style-name="タイトル1-title">
      <style:graphic-properties draw:stroke="none" draw:fill="none" draw:fill-color="#bbe0e3" draw:textarea-horizontal-align="justify" draw:textarea-vertical-align="middle" draw:auto-grow-height="true" draw:auto-grow-width="false" fo:min-height="0.84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タイトル1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標準-title">
      <style:graphic-properties draw:stroke="none" draw:fill="none" draw:fill-color="#bbe0e3" draw:textarea-horizontal-align="justify" draw:textarea-vertical-align="middle" draw:auto-grow-height="true" draw:auto-grow-width="false" fo:min-height="0.54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標準-notes">
      <style:graphic-properties draw:stroke="none" draw:fill="none" draw:fill-color="#bbe0e3" draw:auto-grow-height="true" fo:min-height="11.432cm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margin-left="0cm" fo:margin-right="0cm" fo:text-align="center" fo:text-indent="0cm"/>
      <style:text-properties fo:font-family="メイリオ" style:font-family-generic="modern" style:font-pitch="variable" fo:font-size="32pt" style:font-family-asian="メイリオ" style:font-family-generic-asian="modern" style:font-pitch-asian="variable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family="メイリオ" style:font-family-generic="modern" style:font-pitch="variable" style:font-family-asian="メイリオ" style:font-family-generic-asian="modern" style:font-pitch-asian="variable"/>
    </style:style>
    <style:style style:name="P7" style:family="paragraph">
      <style:paragraph-properties fo:margin-left="0cm" fo:margin-right="0cm" fo:text-align="center" fo:text-indent="0cm"/>
      <style:text-properties fo:font-family="メイリオ" style:font-family-generic="modern" style:font-pitch="variable" fo:font-size="18pt" style:font-family-asian="メイリオ" style:font-family-generic-asian="modern" style:font-pitch-asian="variable" style:font-size-asian="18pt" style:font-size-complex="18pt"/>
    </style:style>
    <style:style style:name="P8" style:family="paragraph">
      <style:paragraph-properties fo:margin-left="0cm" fo:margin-right="0cm" fo:text-indent="0cm"/>
      <style:text-properties style:font-size-asian="12pt"/>
    </style:style>
    <style:style style:name="P9" style:family="paragraph">
      <style:paragraph-properties fo:margin-left="0cm" fo:margin-right="0cm" fo:text-align="start" fo:text-indent="0cm"/>
      <style:text-properties fo:font-family="メイリオ" style:font-family-generic="modern" style:font-pitch="variable" fo:font-size="14pt" fo:font-weight="normal" style:font-family-asian="メイリオ" style:font-family-generic-asian="modern" style:font-pitch-asian="variable" style:font-size-asian="14pt" style:font-weight-asian="normal" style:font-size-complex="14pt" style:font-weight-complex="normal"/>
    </style:style>
    <style:style style:name="T1" style:family="text">
      <style:text-properties fo:font-size="14pt" style:font-family-asian="'Arial Bold'" style:font-pitch-asian="variable" style:font-size-asian="14pt" style:font-family-complex="'Arial Bold'" style:font-pitch-complex="variable" style:font-size-complex="14pt"/>
    </style:style>
    <style:style style:name="T2" style:family="text">
      <style:text-properties fo:color="#000000" fo:language="en" fo:country="US" style:language-asian="ja" style:country-asian="JP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family="メイリオ" style:font-family-generic="modern" style:font-pitch="variable" fo:font-weight="bold" style:font-family-asian="メイリオ" style:font-family-generic-asian="modern" style:font-pitch-asian="variable" style:font-weight-asian="bold" style:font-weight-complex="bold"/>
    </style:style>
    <style:style style:name="T6" style:family="text">
      <style:text-properties fo:font-family="メイリオ" style:font-family-generic="modern" style:font-pitch="variable" style:font-family-asian="メイリオ" style:font-family-generic-asian="modern" style:font-pitch-asian="variable"/>
    </style:style>
    <style:style style:name="T7" style:family="text">
      <style:text-properties fo:font-family="メイリオ" style:font-family-generic="modern" style:font-pitch="variable" fo:font-size="18pt" fo:font-weight="bold" style:font-family-asian="メイリオ" style:font-family-generic-asian="modern" style:font-pitch-asian="variable" style:font-size-asian="18pt" style:font-weight-asian="bold" style:font-size-complex="18pt" style:font-weight-complex="bold"/>
    </style:style>
    <style:style style:name="T8" style:family="text">
      <style:text-properties fo:font-family="メイリオ" style:font-family-generic="modern" style:font-pitch="variable" fo:font-size="14pt" fo:font-weight="normal" style:font-family-asian="メイリオ" style:font-family-generic-asian="modern" style:font-pitch-asian="variable" style:font-size-asian="14pt" style:font-weight-asian="normal" style:font-size-complex="14pt" style:font-weight-complex="normal"/>
    </style:style>
    <style:style style:name="T9" style:family="text">
      <style:text-properties fo:font-family="メイリオ" style:font-family-generic="modern" style:font-pitch="variable" fo:font-weight="bold" style:font-family-asian="メイリオ" style:font-family-generic-asian="modern" style:font-pitch-asian="variable" style:font-weight-asian="bold" style:font-weight-complex="bold"/>
    </style:style>
    <style:style style:name="T10" style:family="text">
      <style:text-properties fo:font-family="メイリオ" style:font-family-generic="modern" style:font-pitch="variable" fo:font-size="72pt" fo:font-weight="bold" style:font-family-asian="メイリオ" style:font-family-generic-asian="modern" style:font-pitch-asian="variable" style:font-size-asian="72pt" style:font-weight-asian="bold" style:font-size-complex="72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HGP創英角ｺﾞｼｯｸUB" style:font-family-generic="moder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/>
        <style:text-properties fo:color="#000000" fo:font-size="100%"/>
      </text:list-level-style-number>
      <text:list-level-style-number text:level="3" style:num-suffix="." style:num-format="1">
        <style:list-level-properties text:space-before="2.54cm"/>
        <style:text-properties fo:color="#000000" fo:font-size="100%"/>
      </text:list-level-style-number>
      <text:list-level-style-number text:level="4" style:num-suffix="." style:num-format="1">
        <style:list-level-properties text:space-before="3.81cm"/>
        <style:text-properties fo:color="#000000" fo:font-size="100%"/>
      </text:list-level-style-number>
      <text:list-level-style-number text:level="5" style:num-suffix="." style:num-format="1">
        <style:list-level-properties text:space-before="5.08cm"/>
        <style:text-properties fo:color="#000000" fo:font-size="100%"/>
      </text:list-level-style-number>
      <text:list-level-style-number text:level="6" style:num-suffix="." style:num-format="1">
        <style:list-level-properties text:space-before="5.08cm"/>
        <style:text-properties fo:color="#000000" fo:font-size="100%"/>
      </text:list-level-style-number>
      <text:list-level-style-number text:level="7" style:num-suffix="." style:num-format="1">
        <style:list-level-properties text:space-before="5.08cm"/>
        <style:text-properties fo:color="#000000" fo:font-size="100%"/>
      </text:list-level-style-number>
      <text:list-level-style-number text:level="8" style:num-suffix="." style:num-format="1">
        <style:list-level-properties text:space-before="5.08cm"/>
        <style:text-properties fo:color="#000000" fo:font-size="100%"/>
      </text:list-level-style-number>
      <text:list-level-style-number text:level="9" style:num-suffix="." style:num-format="1">
        <style:list-level-properties text:space-before="5.08cm"/>
        <style:text-properties fo:color="#000000" fo:font-size="100%"/>
      </text:list-level-style-number>
      <text:list-level-style-number text:level="10" style:num-suffix=".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タイトル1" presentation:presentation-page-layout-name="AL1T0">
        <office:forms form:automatic-focus="false" form:apply-design-mode="false"/>
        <draw:custom-shape draw:style-name="gr1" draw:text-style-name="P2" draw:layer="layout" svg:width="4.473cm" svg:height="0.853cm" svg:x="1.917cm" svg:y="9.525cm">
          <text:p text:style-name="P1"><text:span text:style-name="T1">Version 2013/1/24</text:span></text:p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4cm" svg:height="1.319cm" svg:x="1.905cm" svg:y="8.115cm" presentation:class="title" presentation:user-transformed="true">
          <draw:text-box>
            <text:p text:style-name="P1"><text:span text:style-name="T2">“</text:span><text:span text:style-name="T2">ASADUKE” plugin (on PxFW)</text:span></text:p>
          </draw:text-box>
        </draw:frame>
        <draw:frame draw:style-name="gr2" draw:text-style-name="P3" draw:layer="layout" svg:width="3.906cm" svg:height="0.589cm" svg:x="19.713cm" svg:y="9.342cm">
          <draw:text-box>
            <text:p><text:span text:style-name="T3">“</text:span><text:span text:style-name="T3">Pickles Framework” plugins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2" draw:text-style-name="P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1.214cm" svg:x="0.701cm" svg:y="0.413cm" presentation:class="title" presentation:user-transformed="true">
          <draw:text-box>
            <text:p text:style-name="P1"><text:span text:style-name="T4">ASADUKE(</text:span><text:span text:style-name="T4">あさづけ</text:span><text:span text:style-name="T4">) </text:span><text:span text:style-name="T4">とは、何か？</text:span></text:p>
          </draw:text-box>
        </draw:frame>
        <draw:frame draw:style-name="gr3" draw:text-style-name="P4" draw:layer="layout" svg:width="23.4cm" svg:height="2.959cm" svg:x="1.7cm" svg:y="4.879cm">
          <draw:text-box>
            <text:p text:style-name="P4"><text:span text:style-name="T5">ウェブサイト リニューアル にかかる作業を</text:span></text:p>
            <text:p text:style-name="P4"><text:span text:style-name="T5">半自動化するツールです。</text:span></text:p>
          </draw:text-box>
        </draw:frame>
        <draw:circle draw:style-name="gr4" draw:text-style-name="P6" draw:layer="layout" svg:width="6.5cm" svg:height="6.5cm" svg:x="4.4cm" svg:y="8.5cm">
          <text:p text:style-name="P5"><text:span text:style-name="T6">既存の</text:span></text:p>
          <text:p text:style-name="P5"><text:span text:style-name="T6">ウェブサイト</text:span></text:p>
        </draw:circle>
        <draw:circle draw:style-name="standard" draw:text-style-name="P6" draw:layer="layout" svg:width="6.5cm" svg:height="6.5cm" svg:x="14.4cm" svg:y="8.5cm">
          <text:p text:style-name="P5"><text:span text:style-name="T6">PxFW</text:span></text:p>
        </draw:circle>
        <draw:custom-shape draw:style-name="gr5" draw:text-style-name="P6" draw:layer="layout" svg:width="5cm" svg:height="2cm" svg:x="10.4cm" svg:y="10.9cm">
          <text:p text:style-name="P6">自動とりこみ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7" draw:layer="layout" svg:width="15cm" svg:height="2.537cm" svg:x="5.9cm" svg:y="14.873cm">
          <draw:text-box>
            <text:p text:style-name="P7"><text:span text:style-name="T7">ネットワーク上の既存のウェブサイトを収集し、</text:span></text:p>
            <text:p text:style-name="P7"><text:span text:style-name="T7">Pickles Framework </text:span><text:span text:style-name="T7">の規定の形式に</text:span></text:p>
            <text:p text:style-name="P7"><text:span text:style-name="T7">置き換えます。</text:span></text:p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4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1.214cm" svg:x="0.701cm" svg:y="0.413cm" presentation:class="title" presentation:user-transformed="true">
          <draw:text-box>
            <text:p text:style-name="P1"><text:span text:style-name="T4">どのように自動化するのか？</text:span></text:p>
          </draw:text-box>
        </draw:frame>
        <draw:frame draw:style-name="gr6" draw:text-style-name="P9" draw:layer="layout" svg:width="21.6cm" svg:height="14.459cm" svg:x="1.9cm" svg:y="3.419cm">
          <draw:text-box>
            <text:list text:style-name="L3">
              <text:list-item>
                <text:p text:style-name="P9"><text:span text:style-name="T8">既存のページをクロールし、</text:span><text:span text:style-name="T8">HTML</text:span><text:span text:style-name="T8">を取得します。</text:span><text:span text:style-name="T8"><text:line-break/></text:span><text:span text:style-name="T8"/></text:p>
              </text:list-item>
              <text:list-item>
                <text:p text:style-name="P9"><text:span text:style-name="T8">取得した</text:span><text:span text:style-name="T8">HTML</text:span><text:span text:style-name="T8">をパースします。</text:span><text:span text:style-name="T8"><text:line-break/></text:span><text:span text:style-name="T8"/></text:p>
              </text:list-item>
              <text:list-item>
                <text:p text:style-name="P9"><text:span text:style-name="T8">コンテンツエリアのソースを取得し、</text:span><text:span text:style-name="T8">PxFW</text:span><text:span text:style-name="T8">のコンテンツファイルとして保存します。</text:span><text:span text:style-name="T8"><text:line-break/></text:span><text:span text:style-name="T8"/></text:p>
              </text:list-item>
              <text:list-item>
                <text:p text:style-name="P9"><text:span text:style-name="T8">コンテンツエリアに実装されているドキュメントモジュールのコーディング形式を、可能な限り</text:span><text:span text:style-name="T8">PxFW</text:span><text:span text:style-name="T8">の標準形式の構造に置き換えます。</text:span><text:span text:style-name="T8">(DOM</text:span><text:span text:style-name="T8">検索および置換</text:span><text:span text:style-name="T8">)</text:span><text:span text:style-name="T8"><text:line-break/></text:span><text:span text:style-name="T8"/></text:p>
              </text:list-item>
              <text:list-item>
                <text:p text:style-name="P9"><text:span text:style-name="T8">ページが読み込んでいる</text:span><text:span text:style-name="T8">CSS</text:span><text:span text:style-name="T8">ソースをパースし、</text:span><text:span text:style-name="T8">PxFW</text:span><text:span text:style-name="T8">の標準形式の構造に置き換えます。</text:span><text:span text:style-name="T8"><text:line-break/></text:span><text:span text:style-name="T8"/></text:p>
              </text:list-item>
              <text:list-item>
                <text:p text:style-name="P9"><text:span text:style-name="T8">title</text:span><text:span text:style-name="T8">タグ、メタタグ、パンくずなどのページ要素を読み込み、サイトマップ</text:span><text:span text:style-name="T8">CSV</text:span><text:span text:style-name="T8">の行データを作成、反映します。</text:span><text:span text:style-name="T8"><text:line-break/></text:span><text:span text:style-name="T8"/></text:p>
              </text:list-item>
              <text:list-item>
                <text:p text:style-name="P9"><text:span text:style-name="T8">ページが読み込んでいる</text:span><text:span text:style-name="T8">CSS</text:span><text:span text:style-name="T8">、外部</text:span><text:span text:style-name="T8">CSS</text:span><text:span text:style-name="T8">、</text:span><text:span text:style-name="T8">JavaScript</text:span><text:span text:style-name="T8">などについて、テーマレベルで共通の要素か、コンテンツレベルで独自の要素かを判定し、コンテンツレベルの独自要素のみを抜き出し、コンテンツファイルに出力します。</text:span><text:span text:style-name="T8"><text:line-break/></text:span><text:span text:style-name="T8"/></text:p>
              </text:list-item>
              <text:list-item>
                <text:p text:style-name="P9"><text:span text:style-name="T8">ページに読み込まれている外部</text:span><text:span text:style-name="T8">CSS, </text:span><text:span text:style-name="T8">外部</text:span><text:span text:style-name="T8">JavaScript, </text:span><text:span text:style-name="T8">画像リソースのパスを検索し、クロール対象に追加します。</text:span><text:span text:style-name="T8"><text:line-break/></text:span><text:span text:style-name="T8"/></text:p>
              </text:list-item>
              <text:list-item>
                <text:p text:style-name="P9"><text:span text:style-name="T8">HTML</text:span><text:span text:style-name="T8">中のリンクを検索し、クロール対象に追加します。</text:span><text:span text:style-name="T8"><text:line-break/></text:span><text:span text:style-name="T8"/></text:p>
              </text:list-item>
              <text:list-item>
                <text:p text:style-name="P9"><text:span text:style-name="T8">以降、発見されたすべての</text:span><text:span text:style-name="T8">URL</text:span><text:span text:style-name="T8">をクロールしおわるまで繰り返します。</text:span></text:p>
              </text:list-item>
            </text:list>
          </draw:text-box>
        </draw:frame>
        <draw:frame draw:style-name="gr3" draw:text-style-name="P4" draw:layer="layout" svg:width="22.8cm" svg:height="1.605cm" svg:x="1.7cm" svg:y="1.818cm">
          <draw:text-box>
            <text:p text:style-name="P4"><text:span text:style-name="T5">自動取り込み処理のロジック</text:span></text:p>
          </draw:text-box>
        </draw:frame>
        <presentation:notes draw:style-name="dp2">
          <draw:page-thumbnail draw:layer="layout" svg:width="12.7cm" svg:height="9.525cm" svg:x="3.175cm" svg:y="1.905cm" draw:page-number="3"/>
          <draw:frame presentation:style-name="pr4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1.214cm" svg:x="0.701cm" svg:y="0.413cm" presentation:class="title" presentation:user-transformed="true">
          <draw:text-box>
            <text:p text:style-name="P1"><text:span text:style-name="T4">設定項目</text:span></text:p>
          </draw:text-box>
        </draw:frame>
        <draw:frame draw:style-name="gr7" draw:text-style-name="P9" draw:layer="layout" svg:width="21.6cm" svg:height="6.171cm" svg:x="1.9cm" svg:y="5.871cm">
          <draw:text-box>
            <text:list text:style-name="L3">
              <text:list-item>
                <text:p text:style-name="P9"><text:span text:style-name="T8">スタートページ</text:span><text:span text:style-name="T8">URL</text:span><text:span text:style-name="T8">の登録</text:span></text:p>
              </text:list-item>
              <text:list-item>
                <text:p text:style-name="P9"><text:span text:style-name="T8">基本認証</text:span><text:span text:style-name="T8">/</text:span><text:span text:style-name="T8">ダイジェスト認証情報登録</text:span></text:p>
              </text:list-item>
              <text:list-item>
                <text:p text:style-name="P9"><text:span text:style-name="T8">コンテンツエリアを示すラッパー要素の検索ルール</text:span></text:p>
              </text:list-item>
              <text:list-item>
                <text:p text:style-name="P9"><text:span text:style-name="T8">パンくずを示すラッパー要素の検索ルール</text:span></text:p>
              </text:list-item>
              <text:list-item>
                <text:p text:style-name="P9"><text:span text:style-name="T8">共通リソース</text:span><text:span text:style-name="T8">(CSS</text:span><text:span text:style-name="T8">、</text:span><text:span text:style-name="T8">JavaScript</text:span><text:span text:style-name="T8">など</text:span><text:span text:style-name="T8">)</text:span><text:span text:style-name="T8">のパス</text:span></text:p>
              </text:list-item>
              <text:list-item>
                <text:p text:style-name="P9"><text:span text:style-name="T8">取り込み対象範囲とするパス</text:span></text:p>
              </text:list-item>
              <text:list-item>
                <text:p text:style-name="P9"><text:span text:style-name="T8">取り込み対象外範囲とするパス</text:span></text:p>
              </text:list-item>
              <text:list-item>
                <text:p text:style-name="P9"><text:span text:style-name="T8">ドキュメントモジュール</text:span><text:span text:style-name="T8">DOM</text:span><text:span text:style-name="T8">置換ルール</text:span></text:p>
              </text:list-item>
              <text:list-item>
                <text:p text:style-name="P9"><text:span text:style-name="T8">title</text:span><text:span text:style-name="T8">タグからページタイトルを取り出す規則</text:span></text:p>
              </text:list-item>
              <text:list-item>
                <text:p text:style-name="P9"><text:span text:style-name="T8">HTML</text:span><text:span text:style-name="T8">パース規則毎に、適用する範囲のパスを設定、複数の規則を登録可能にする</text:span></text:p>
              </text:list-item>
            </text:list>
          </draw:text-box>
        </draw:frame>
        <draw:frame draw:style-name="gr8" draw:text-style-name="P9" draw:layer="layout" svg:width="21.6cm" svg:height="0.843cm" svg:x="1.9cm" svg:y="13.584cm">
          <draw:text-box>
            <text:list text:style-name="L3">
              <text:list-header>
                <text:p text:style-name="P9"><text:span text:style-name="T8">などを設定できるようにする予定。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4"/>
          <draw:frame presentation:style-name="pr4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3" draw:text-style-name="P2" draw:layer="layout" svg:width="23.998cm" svg:height="1.214cm" svg:x="0.701cm" svg:y="0.413cm" presentation:class="title" presentation:user-transformed="true">
          <draw:text-box>
            <text:p text:style-name="P1"><text:span text:style-name="T4">自動化率 最終目標</text:span></text:p>
          </draw:text-box>
        </draw:frame>
        <draw:frame draw:style-name="gr3" draw:text-style-name="P4" draw:layer="layout" svg:width="21.6cm" svg:height="10.069cm" svg:x="2cm" svg:y="5.026cm">
          <draw:text-box>
            <text:p text:style-name="P4"><text:span text:style-name="T5">完全に共通の規則でコーディングされた</text:span></text:p>
            <text:p text:style-name="P4"><text:span text:style-name="T5">既存ウェブサイトの</text:span></text:p>
            <text:p text:style-name="P4"><text:span text:style-name="T5">リニューアル作業について、</text:span><text:span text:style-name="T5"><text:line-break/></text:span><text:span text:style-name="T9">初期セットアップ手順のうちの</text:span></text:p>
            <text:p text:style-name="P4"><text:span text:style-name="T10">70%(</text:span><text:span text:style-name="T10">仮</text:span><text:span text:style-name="T10">)</text:span></text:p>
            <text:p text:style-name="P4"><text:span text:style-name="T5">の自動化を目指します。</text:span></text:p>
          </draw:text-box>
        </draw:frame>
        <presentation:notes draw:style-name="dp2">
          <draw:page-thumbnail draw:layer="layout" svg:width="12.7cm" svg:height="9.525cm" svg:x="3.175cm" svg:y="1.905cm" draw:page-number="5"/>
          <draw:frame presentation:style-name="pr4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draw:textarea-horizontal-align="justify" draw:textarea-vertical-align="middle" draw:auto-grow-height="true" draw:auto-grow-width="true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ＭＳ Ｐゴシック'" style:font-style-name="標準" style:font-family-generic="modern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標準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標準-backgroundobjects" style:family="presentation">
      <style:graphic-properties draw:shadow="hidden" draw:shadow-offset-x="0.3cm" draw:shadow-offset-y="0.3cm" draw:shadow-color="#808080">
        <text:list-style style:name="標準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標準-notes" style:family="presentation">
      <style:graphic-properties draw:stroke="none" draw:fill="none">
        <text:list-style style:name="標準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•">
            <style:list-level-properties/>
            <style:text-properties fo:font-family="HGP創英角ｺﾞｼｯｸUB" style:font-family-generic="moder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メイリオ" style:font-family-generic="modern" style:font-pitch="variable" fo:font-size="20pt" fo:font-style="normal" fo:text-shadow="none" style:text-underline-style="none" fo:font-weight="bold" style:font-family-asian="メイリオ" style:font-family-generic-asian="modern" style:font-pitch-asian="variable" style:font-size-asian="20pt" style:font-style-asian="normal" style:font-weight-asian="bold" style:font-family-complex="HGP創英角ｺﾞｼｯｸUB" style:font-family-generic-complex="modern" style:font-pitch-complex="variable" style:font-size-complex="20pt" style:font-style-complex="normal" style:font-weight-complex="bold" style:text-emphasize="none" style:font-relief="none"/>
    </style:style>
    <style:style style:name="タイトル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タイトル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タイトル1-notes" style:family="presentation">
      <style:graphic-properties draw:stroke="none" draw:fill="none">
        <text:list-style style:name="タイトル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タイトル1-outline1" style:family="presentation">
      <style:graphic-properties draw:stroke="none" draw:fill="none">
        <text:list-style style:name="タイトル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タイトル1-outline2" style:family="presentation" style:parent-style-name="タイトル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タイトル1-outline3" style:family="presentation" style:parent-style-name="タイトル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タイトル1-outline4" style:family="presentation" style:parent-style-name="タイトル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5" style:family="presentation" style:parent-style-name="タイトル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6" style:family="presentation" style:parent-style-name="タイトル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7" style:family="presentation" style:parent-style-name="タイトル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8" style:family="presentation" style:parent-style-name="タイトル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outline9" style:family="presentation" style:parent-style-name="タイトル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1-subtitle" style:family="presentation">
      <style:graphic-properties draw:stroke="none" draw:fill="none" draw:textarea-vertical-align="middle">
        <text:list-style style:name="タイトル1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タイトル1-title" style:family="presentation">
      <style:graphic-properties draw:stroke="none" draw:fill="none" draw:textarea-vertical-align="middle">
        <text:list-style style:name="タイトル1-title">
          <text:list-level-style-bullet text:level="1" text:bullet-char="•">
            <style:list-level-properties/>
            <style:text-properties fo:font-family="HGP創英角ｺﾞｼｯｸUB" style:font-family-generic="moder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メイリオ" style:font-family-generic="modern" style:font-pitch="variable" fo:font-size="20pt" fo:font-style="normal" fo:text-shadow="none" style:text-underline-style="none" fo:font-weight="bold" style:letter-kerning="true" style:font-family-asian="メイリオ" style:font-family-generic-asian="modern" style:font-pitch-asian="variable" style:font-size-asian="20pt" style:font-style-asian="normal" style:font-weight-asian="bold" style:font-family-complex="HGP創英角ｺﾞｼｯｸUB" style:font-family-generic-complex="modern" style:font-pitch-complex="variable" style:font-size-complex="2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fo:wrap-option="wrap"/>
    </style:style>
    <style:style style:name="Mgr3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標準-title">
      <style:graphic-properties draw:fill-color="#ffffff" draw:auto-grow-height="false" fo:min-height="3.181cm"/>
    </style:style>
    <style:style style:name="Mpr2" style:family="presentation" style:parent-style-name="標準-backgroundobjects" style:list-style-name="ML3">
      <style:graphic-properties draw:stroke="none" draw:fill="none" draw:fill-color="#bbe0e3" draw:textarea-horizontal-align="justify" draw:textarea-vertical-align="top" draw:auto-grow-height="false" draw:auto-grow-width="false" fo:min-height="0.747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標準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標準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タイトル1-title">
      <style:graphic-properties draw:fill-color="#ffffff" draw:auto-grow-height="false" fo:min-height="3.181cm"/>
    </style:style>
    <style:style style:name="Mpr6" style:family="presentation" style:parent-style-name="タイトル1-outline1">
      <style:graphic-properties draw:fill-color="#ffffff" draw:auto-grow-height="false" fo:min-height="12.573cm"/>
    </style:style>
    <style:style style:name="Mpr7" style:family="presentation" style:parent-style-name="タイトル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タイトル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Arial Black'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en" fo:country="US" style:font-size-asian="12pt" style:language-asian="ja" style:country-asian="JP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HGP創英角ｺﾞｼｯｸUB" style:font-family-generic="moder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2.767cm" svg:height="1.269cm" svg:x="2.75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233cm" svg:height="1.269cm" svg:x="13.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619cm" svg:height="1.269cm" svg:x="2.824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.992cm" svg:height="1.269cm" svg:x="13.92cm" svg:y="24.13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Mpr1" draw:text-style-name="MP3" draw:layer="backgroundobjects" svg:width="23.998cm" svg:height="1.108cm" svg:x="0.701cm" svg:y="0.466cm" presentation:class="title">
        <draw:text-box>
          <text:p text:style-name="MP3">タイトルテキストの書式を編集するにはクリックします。</text:p>
        </draw:text-box>
      </draw:frame>
      <draw:frame presentation:style-name="Mpr2" draw:text-style-name="MP4" draw:layer="backgroundobjects" svg:width="9.596cm" svg:height="0.746cm" svg:x="7.902cm" svg:y="17.775cm" presentation:class="page-number">
        <draw:text-box>
          <text:p text:style-name="MP4"><text:span text:style-name="MT2"><text:page-number>&lt;番号&gt;</text:page-number></text:span></text:p>
        </draw:text-box>
      </draw:frame>
      <draw:line draw:style-name="Mgr3" draw:text-style-name="MP5" draw:layer="backgroundobjects" svg:x1="0.701cm" svg:y1="1.583cm" svg:x2="24.699cm" svg:y2="1.583cm">
        <text:p/>
      </draw:line>
      <draw:frame presentation:style-name="標準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frame presentation:style-name="Mpr3" draw:text-style-name="MP7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3" draw:text-style-name="MP8" draw:layer="backgroundobjects" svg:width="8.255cm" svg:height="1.271cm" svg:x="10.7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標準-title" draw:layer="backgroundobjects" svg:width="12.7cm" svg:height="9.526cm" svg:x="3.175cm" svg:y="1.904cm" presentation:class="page"/>
        <draw:frame presentation:style-name="標準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7" draw:layer="backgroundobjects" svg:width="8.255cm" svg:height="1.271cm" svg:x="-0.001cm" svg:y="24.125cm" presentation:class="footer">
          <draw:text-box>
            <text:p text:style-name="MP7"><text:span text:style-name="MT3"><presentation:footer/></text:span></text:p>
          </draw:text-box>
        </draw:frame>
        <draw:frame presentation:style-name="Mpr4" draw:text-style-name="MP8" draw:layer="backgroundobjects" svg:width="8.255cm" svg:height="1.271cm" svg:x="10.79cm" svg:y="24.125cm" presentation:class="page-number">
          <draw:text-box>
            <text:p text:style-name="MP8"><text:span text:style-name="MT3"><text:page-number>&lt;番号&gt;</text:page-number></text:span></text:p>
          </draw:text-box>
        </draw:frame>
      </presentation:notes>
    </style:master-page>
    <style:master-page style:name="タイトル1" style:page-layout-name="PM1" draw:style-name="Mdp1">
      <draw:frame presentation:style-name="Mpr5" draw:text-style-name="MP3" draw:layer="backgroundobjects" svg:width="21.594cm" svg:height="1.108cm" svg:x="1.905cm" svg:y="8.22cm" presentation:class="title">
        <draw:text-box>
          <text:p text:style-name="MP3">タイトルテキストの書式を編集するにはクリックします。</text:p>
        </draw:text-box>
      </draw:frame>
      <draw:line draw:style-name="Mgr3" draw:text-style-name="MP5" draw:layer="backgroundobjects" svg:x1="0.701cm" svg:y1="17.612cm" svg:x2="24.699cm" svg:y2="17.612cm">
        <text:p/>
      </draw:line>
      <draw:line draw:style-name="Mgr3" draw:text-style-name="MP5" draw:layer="backgroundobjects" svg:x1="0.701cm" svg:y1="1.583cm" svg:x2="24.699cm" svg:y2="1.583cm">
        <text:p/>
      </draw:line>
      <draw:line draw:style-name="Mgr5" draw:text-style-name="MP5" draw:layer="backgroundobjects" svg:x1="1.905cm" svg:y1="9.327cm" svg:x2="23.499cm" svg:y2="9.327cm">
        <text:p/>
      </draw:line>
      <draw:frame presentation:style-name="Mpr6" draw:text-style-name="MP9" draw:layer="backgroundobjects" svg:width="22.859cm" svg:height="7.5cm" svg:x="1.27cm" svg:y="9.5cm" presentation:class="outline">
        <draw:text-box>
          <text:list text:style-name="ML4">
            <text:list-item>
              <text:p text:style-name="MP3">アウトラインテキストの書式を編集するにはクリックします。</text:p>
              <text:list>
                <text:list-item>
                  <text:p text:style-name="MP3">2レベル目のアウトライン</text:p>
                  <text:list>
                    <text:list-item>
                      <text:p text:style-name="MP3">3レベル目のアウトライン</text:p>
                      <text:list>
                        <text:list-item>
                          <text:p text:style-name="MP3">4レベル目のアウトライン</text:p>
                          <text:list>
                            <text:list-item>
                              <text:p text:style-name="MP3">5レベル目のアウトライン</text:p>
                              <text:list>
                                <text:list-item>
                                  <text:p text:style-name="MP3">6レベル目のアウトライン</text:p>
                                  <text:list>
                                    <text:list-item>
                                      <text:p text:style-name="MP3">7レベル目のアウトライン</text:p>
                                      <text:list>
                                        <text:list-item>
                                          <text:p text:style-name="MP3">8レベル目のアウトライン</text:p>
                                          <text:list>
                                            <text:list-item>
                                              <text:p text:style-name="MP3">9レベル目のアウトライン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frame presentation:style-name="Mpr7" draw:text-style-name="MP7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7" draw:text-style-name="MP8" draw:layer="backgroundobjects" svg:width="8.255cm" svg:height="1.271cm" svg:x="10.7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タイトル1-title" draw:layer="backgroundobjects" svg:width="12.7cm" svg:height="9.526cm" svg:x="3.175cm" svg:y="1.904cm" presentation:class="page"/>
        <draw:frame presentation:style-name="タイトル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7" draw:layer="backgroundobjects" svg:width="8.255cm" svg:height="1.271cm" svg:x="-0.001cm" svg:y="24.125cm" presentation:class="footer">
          <draw:text-box>
            <text:p text:style-name="MP7"><text:span text:style-name="MT3"><presentation:footer/></text:span></text:p>
          </draw:text-box>
        </draw:frame>
        <draw:frame presentation:style-name="Mpr8" draw:text-style-name="MP8" draw:layer="backgroundobjects" svg:width="8.255cm" svg:height="1.271cm" svg:x="10.79cm" svg:y="24.125cm" presentation:class="page-number">
          <draw:text-box>
            <text:p text:style-name="MP8"><text:span text:style-name="MT3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dc:title>PicklesFrameworkのススメ</dc:title>
    <meta:creation-date>2003-07-25T14:47:56</meta:creation-date>
    <dc:date>2008-09-15T21:33:29</dc:date>
    <meta:print-date>2008-09-15T21:21:16</meta:print-date>
    <meta:editing-cycles>1</meta:editing-cycles>
    <meta:editing-duration>PT0S</meta:editing-duration>
    <meta:document-statistic meta:object-count="60"/>
    <meta:user-defined meta:name="情報 1"/>
    <meta:user-defined meta:name="情報 2"/>
    <meta:user-defined meta:name="情報 3"/>
    <meta:user-defined meta:name="情報 4"/>
  </office:meta>
</office:document-meta>
</file>